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87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514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461cm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paragraph-properties>
        <style:tab-stops>
          <style:tab-stop style:position="0.953cm"/>
        </style:tab-stops>
      </style:paragraph-properties>
    </style:style>
    <style:style style:name="P7" style:family="paragraph" style:parent-style-name="Standard" style:list-style-name="L3"/>
    <style:style style:name="P8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834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79cm" fo:text-indent="-1.129cm" fo:margin-left="3.1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0.36cm" fo:margin-left="2.18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834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79cm" fo:text-indent="-1.129cm" fo:margin-left="3.1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0.36cm" fo:margin-left="2.1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834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79cm" fo:text-indent="-1.129cm" fo:margin-left="3.1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0.36cm" fo:margin-left="2.1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0.014cm" fo:margin-left="3.1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 text:display-levels="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834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79cm" fo:text-indent="-1.129cm" fo:margin-left="3.1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0.36cm" fo:margin-left="2.1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tęp.</text:p>
      <text:p text:style-name="Standard"/>
      <text:p text:style-name="Standard"><text:tab/>(kontekst pracy)</text:p>
      <text:p text:style-name="Standard"><text:tab/>(krótkie omówienie problemu)</text:p>
      <text:p text:style-name="Standard"><text:tab/>(krótkie omówienie celu pracy)</text:p>
      <text:p text:style-name="Standard"><text:tab/>(krótkie omówienie narzędzi i systemów opisywanych w pracy)</text:p>
      <text:p text:style-name="Standard">uzasadnienie wyboru</text:p>
      <text:p text:style-name="Standard"/>
      <text:p text:style-name="P2">Rozdział I<text:tab/></text:p>
      <text:p text:style-name="Standard"/>
      <text:list xml:id="list29650873" text:style-name="L1">
        <text:list-item>
          <text:list>
            <text:list-item>
              <text:p text:style-name="P4">Wprowadzenie do zagadnienia obsługi XML</text:p>
              <text:list>
                <text:list-item>
                  <text:p text:style-name="P4">Czym jest XML</text:p>
                </text:list-item>
                <text:list-item>
                  <text:p text:style-name="P4">Rozwój i znaczenie formatu XML</text:p>
                </text:list-item>
                <text:list-item>
                  <text:p text:style-name="P4">Tradycyjne metody obsługi formatu XML</text:p>
                </text:list-item>
                <text:list-item>
                  <text:p text:style-name="P4">Narzędzia wspierające format XML w SZBD (wazne)</text:p>
                </text:list-item>
              </text:list>
            </text:list-item>
            <text:list-item>
              <text:p text:style-name="P4">Wprowadzenie do formatu XBRL</text:p>
              <text:list>
                <text:list-item>
                  <text:p text:style-name="P4">Czym jest XBRL</text:p>
                </text:list-item>
                <text:list-item>
                  <text:p text:style-name="P4">XBRL jako rozszerzenie XML</text:p>
                </text:list-item>
                <text:list-item>
                  <text:p text:style-name="P4">Zastosowanie dokumentów XBRL</text:p>
                </text:list-item>
                <text:list-item>
                  <text:p text:style-name="P4">Standardowe narzędzia obsługujące format XBRL</text:p>
                </text:list-item>
              </text:list>
            </text:list-item>
            <text:list-item>
              <text:p text:style-name="P4">Systemy zarządzania bazami danych wspierające format XML.</text:p>
              <text:list>
                <text:list-item>
                  <text:p text:style-name="P4">Rozwój narzędzi wspierających format XML w SZBD</text:p>
                </text:list-item>
                <text:list-item>
                  <text:p text:style-name="P4">Dostępne na rynku SZBD ze wsparciem dla formatu XML</text:p>
                  <text:list>
                    <text:list-item>
                      <text:p text:style-name="P4">PostgreSQL</text:p>
                    </text:list-item>
                    <text:list-item>
                      <text:p text:style-name="P4">Microsoft SQL Server</text:p>
                    </text:list-item>
                    <text:list-item>
                      <text:p text:style-name="P4">IBM DB2</text:p>
                    </text:list-item>
                    <text:list-item>
                      <text:p text:style-name="P4">Oracle</text:p>
                    </text:list-item>
                    <text:list-item>
                      <text:p text:style-name="P4">Pozostałe SZDB z natywną obsługą formatu XML</text:p>
                    </text:list-item>
                  </text:list>
                </text:list-item>
              </text:list>
            </text:list-item>
            <text:list-item>
              <text:p text:style-name="P4">Cel pracy</text:p>
              <text:list>
                <text:list-item>
                  <text:p text:style-name="P4">(Porównanie jakości obsługi XML w omawianych SZBD)</text:p>
                </text:list-item>
                <text:list-item>
                  <text:p text:style-name="P4">(Praktyczne zastosowanie mechanizmów wsparcia XML na przykładzie obsługi dokumentów XBRL)</text:p>
                </text:list-item>
              </text:list>
            </text:list-item>
            <text:list-item>
              <text:p text:style-name="P4">( ? )Spodziewane rezultaty</text:p>
            </text:list-item>
          </text:list>
        </text:list-item>
      </text:list>
      <text:p text:style-name="Standard"/>
      <text:p text:style-name="P2">Rozdział II<text:tab/>Obsługa formatu XML w relacyjnych bazach danych.</text:p>
      <text:p text:style-name="Standard"/>
      <text:list xml:id="list29654760" text:style-name="L2">
        <text:list-item>
          <text:list>
            <text:list-item>
              <text:p text:style-name="P5">Przechowywanie dokumentów XML w bazie danych</text:p>
              <text:list>
                <text:list-item>
                  <text:p text:style-name="P5">Sposoby reprezentacji dokumentów</text:p>
                </text:list-item>
                <text:list-item>
                  <text:p text:style-name="P5">Logiczna organizacja dokumentów </text:p>
                </text:list-item>
                <text:list-item>
                  <text:p text:style-name="P5">Fizyczna reprezentacja dokumentów na dysku</text:p>
                </text:list-item>
              </text:list>
            </text:list-item>
            <text:list-item>
              <text:p text:style-name="P5">Import oraz eksport do formatu XML.</text:p>
              <text:list>
                <text:list-item>
                  <text:p text:style-name="P5">Import oraz eksport gotowych dokumentów XML.</text:p>
                </text:list-item>
                <text:list-item>
                  <text:p text:style-name="P5">Mapowanie XML z i do struktur relacyjnych.</text:p>
                </text:list-item>
                <text:list-item>
                  <text:p text:style-name="P5">Inne metody importu danych do formatu XML</text:p>
                </text:list-item>
              </text:list>
            </text:list-item>
            <text:list-item>
              <text:p text:style-name="P5">Przeszukiwanie i modyfikacja dokumentów XML</text:p>
              <text:list>
                <text:list-item>
                  <text:p text:style-name="P5">Zapytania SQL/XML</text:p>
                </text:list-item>
                <text:list-item>
                  <text:p text:style-name="P5">Zapytania XPATH</text:p>
                  <text:list>
                    <text:list-item>
                      <text:p text:style-name="P5">Czym jest XPATH (do wywalenia)</text:p>
                    </text:list-item>
                    <text:list-item>
                      <text:p text:style-name="P5">Zapytania z użyciem XPATH</text:p>
                    </text:list-item>
                  </text:list>
                </text:list-item>
                <text:list-item>
                  <text:p text:style-name="P5">Zapytania XQUERY</text:p>
                  <text:list>
                    <text:list-item>
                      <text:p text:style-name="P5">Czym jest XQUERY (do wywalenia)</text:p>
                    </text:list-item>
                    <text:list-item>
                      <text:p text:style-name="P5">Przeszukiwanie za pomocą <text:s/>XQUERY</text:p>
                    </text:list-item>
                  </text:list>
                </text:list-item>
                <text:list-item>
                  <text:p text:style-name="P5"><text:soft-page-break/>Inne metody dostępu do danych XML</text:p>
                </text:list-item>
              </text:list>
            </text:list-item>
            <text:list-item>
              <text:p text:style-name="P5">Indeksowanie dokumentów XML.</text:p>
              <text:list>
                <text:list-item>
                  <text:p text:style-name="P5">Typy indeksów (do wywalenia)</text:p>
                </text:list-item>
                <text:list-item>
                  <text:p text:style-name="P5">Sposoby indeksowania danych</text:p>
                </text:list-item>
              </text:list>
            </text:list-item>
            <text:list-item>
              <text:p text:style-name="P5">Walidacja poprawności oraz zgodności z schematem XML</text:p>
              <text:list>
                <text:list-item>
                  <text:p text:style-name="P5">Weryfikacja poprawności dokumentów</text:p>
                </text:list-item>
                <text:list-item>
                  <text:p text:style-name="P5">Weryfikacja zgodności ze schematem XML</text:p>
                  <text:list>
                    <text:list-item>
                      <text:p text:style-name="P5">Czym jest XSD ? (do wywalenia)</text:p>
                    </text:list-item>
                    <text:list-item>
                      <text:p text:style-name="P5">Walidacja XSD</text:p>
                    </text:list-item>
                  </text:list>
                </text:list-item>
              </text:list>
            </text:list-item>
            <text:list-item>
              <text:p text:style-name="P5">Optymalizacja zapytań do XML (opcja)</text:p>
              <text:list>
                <text:list-item>
                  <text:p text:style-name="P5">Optymalizacja w oparciu o indeksy XML</text:p>
                </text:list-item>
                <text:list-item>
                  <text:p text:style-name="P5">Optymalizacja w oparciu o schemat XML</text:p>
                </text:list-item>
                <text:list-item>
                  <text:p text:style-name="P5">Pozostałe metody optymalizacji</text:p>
                </text:list-item>
              </text:list>
            </text:list-item>
            <text:list-item>
              <text:p text:style-name="P5">Przekształcanie dokumentów XML.</text:p>
              <text:list>
                <text:list-item>
                  <text:p text:style-name="P6">Czym jest XSLT</text:p>
                </text:list-item>
                <text:list-item>
                  <text:p text:style-name="P6">Realizacja transformacji XSL w istniejących implementacjach</text:p>
                </text:list-item>
              </text:list>
            </text:list-item>
            <text:list-item>
              <text:p text:style-name="P5">Inne funkcje i narzędzia pomocne w obsłudze formatu XML</text:p>
            </text:list-item>
          </text:list>
        </text:list-item>
      </text:list>
      <text:p text:style-name="Standard"/>
      <text:p text:style-name="P3">Rozdział III <text:tab/> Mechanizmy wsparcia formatu XML na przykładzie obsługi dokumentów XBRL</text:p>
      <text:p text:style-name="Standard"/>
      <text:list xml:id="list29665191" text:style-name="L3">
        <text:list-item>
          <text:list>
            <text:list-item>
              <text:p text:style-name="P7">Podstawowe wymogi stawiane dokumentom XBRL</text:p>
            </text:list-item>
            <text:list-item>
              <text:p text:style-name="P7">Obsługa formatu XBRL</text:p>
              <text:list>
                <text:list-item>
                  <text:p text:style-name="P7">Walidacja XSD</text:p>
                </text:list-item>
                <text:list-item>
                  <text:p text:style-name="P7">Przetwarzanie warstwy definicji XBRL</text:p>
                </text:list-item>
                <text:list-item>
                  <text:p text:style-name="P7">Przetwarzanie warstwy kalkulacji XBRL</text:p>
                </text:list-item>
                <text:list-item>
                  <text:p text:style-name="P7">Przetwarzanie warstwy prezentacji XBRL</text:p>
                </text:list-item>
              </text:list>
            </text:list-item>
            <text:list-item>
              <text:p text:style-name="P7">Implementacja</text:p>
              <text:list>
                <text:list-item>
                  <text:p text:style-name="P7">Proponowane rozwiązanie</text:p>
                </text:list-item>
                <text:list-item>
                  <text:p text:style-name="P7">Narzędzia wykorzystane w trakcie implementacji</text:p>
                  <text:list>
                    <text:list-item>
                      <text:p text:style-name="P7">Aplikacja bazodanowa</text:p>
                      <text:list>
                        <text:list-item>
                          <text:p text:style-name="P7">-</text:p>
                        </text:list-item>
                        <text:list-item>
                          <text:p text:style-name="P7">-</text:p>
                        </text:list-item>
                      </text:list>
                    </text:list-item>
                    <text:list-item>
                      <text:p text:style-name="P7">Aplikacja kliencka</text:p>
                      <text:list>
                        <text:list-item>
                          <text:p text:style-name="P7">-</text:p>
                        </text:list-item>
                        <text:list-item>
                          <text:p text:style-name="P7">-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/>
            </text:list-item>
          </text:list>
        </text:list-item>
      </text:list>
      <text:p text:style-name="Standard"/>
      <text:p text:style-name="P1">Rozdział IV <text:tab/>Wyniki pracy</text:p>
      <text:p text:style-name="Standard"/>
      <text:list xml:id="list29656017" text:style-name="L4">
        <text:list-item>
          <text:list>
            <text:list-item>
              <text:p text:style-name="P8">Osiągnięcia pracy</text:p>
              <text:list>
                <text:list-item>
                  <text:p text:style-name="P8">-</text:p>
                </text:list-item>
                <text:list-item>
                  <text:p text:style-name="P8">-</text:p>
                  <text:list>
                    <text:list-item>
                      <text:p text:style-name="P8">-</text:p>
                    </text:list-item>
                    <text:list-item>
                      <text:p text:style-name="P8">-</text:p>
                    </text:list-item>
                  </text:list>
                </text:list-item>
              </text:list>
            </text:list-item>
            <text:list-item>
              <text:p text:style-name="P8">Niedostatki pracy</text:p>
              <text:list>
                <text:list-item>
                  <text:p text:style-name="P8">-</text:p>
                </text:list-item>
                <text:list-item>
                  <text:p text:style-name="P8">-</text:p>
                  <text:list>
                    <text:list-item>
                      <text:p text:style-name="P8">-</text:p>
                    </text:list-item>
                    <text:list-item>
                      <text:p text:style-name="P8">-</text:p>
                    </text:list-item>
                  </text:list>
                </text:list-item>
              </text:list>
            </text:list-item>
          </text:list>
        </text:list-item>
      </text:list>
      <text:list xml:id="list31149279" text:continue-list="list29665191" text:style-name="L3">
        <text:list-item>
          <text:list>
            <text:list-item>
              <text:p text:style-name="P7">Problemy napotkane w trakcie implementacji</text:p>
              <text:list>
                <text:list-item>
                  <text:p text:style-name="P7">-</text:p>
                  <text:list>
                    <text:list-item>
                      <text:p text:style-name="P7">-</text:p>
                    </text:list-item>
                    <text:list-item>
                      <text:p text:style-name="P7"><text:soft-page-break/>-</text:p>
                    </text:list-item>
                  </text:list>
                </text:list-item>
                <text:list-item>
                  <text:p text:style-name="P7">-</text:p>
                  <text:list>
                    <text:list-item>
                      <text:p text:style-name="P7">-</text:p>
                    </text:list-item>
                    <text:list-item>
                      <text:p text:style-name="P7">-</text:p>
                    </text:list-item>
                  </text:list>
                </text:list-item>
                <text:list-item>
                  <text:p text:style-name="P7">-</text:p>
                  <text:list>
                    <text:list-item>
                      <text:p text:style-name="P7">-</text:p>
                    </text:list-item>
                    <text:list-item>
                      <text:p text:style-name="P7">-</text:p>
                    </text:list-item>
                  </text:list>
                </text:list-item>
              </text:list>
            </text:list-item>
            <text:list-item>
              <text:p text:style-name="P7">Porównanie zaproponowanego rozwiązania z tradycyjnymi metodami obsługi formatu XBRL</text:p>
              <text:list>
                <text:list-item>
                  <text:p text:style-name="P7">Analiza wydajności</text:p>
                </text:list-item>
                <text:list-item>
                  <text:p text:style-name="P7">Analiza złożoności kodu oraz nakładu prac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pl" fo:country="PL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er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08T11:03:51.31</dc:date>
    <meta:editing-duration>PT22H58M59S</meta:editing-duration>
    <meta:editing-cycles>17</meta:editing-cycles>
    <meta:generator>OpenOffice.org/3.0$Win32 OpenOffice.org_project/300m15$Build-9379</meta:generator>
    <meta:document-statistic meta:table-count="0" meta:image-count="0" meta:object-count="0" meta:page-count="3" meta:paragraph-count="103" meta:word-count="476" meta:character-count="3259"/>
    <meta:user-defined meta:name="Informacja 1"/>
    <meta:user-defined meta:name="Informacja 2"/>
    <meta:user-defined meta:name="Informacja 3"/>
    <meta:user-defined meta:name="Informacja 4"/>
  </office:meta>
</office:document-meta>
</file>